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c373" officeooo:paragraph-rsid="000cc373"/>
    </style:style>
    <style:style style:name="P2" style:family="paragraph" style:parent-style-name="Standard" style:list-style-name="L1">
      <style:text-properties officeooo:rsid="000cc373" officeooo:paragraph-rsid="000cc373"/>
    </style:style>
    <style:style style:name="P3" style:family="paragraph" style:parent-style-name="Standard" style:list-style-name="L2">
      <style:text-properties officeooo:rsid="000cc373" officeooo:paragraph-rsid="000cc373"/>
    </style:style>
    <style:style style:name="P4" style:family="paragraph" style:parent-style-name="Standard" style:list-style-name="L3">
      <style:text-properties officeooo:rsid="000cc373" officeooo:paragraph-rsid="000cc373"/>
    </style:style>
    <style:style style:name="P5" style:family="paragraph" style:parent-style-name="Standard" style:list-style-name="L4">
      <style:text-properties officeooo:rsid="000cc373" officeooo:paragraph-rsid="000cc373"/>
    </style:style>
    <style:style style:name="P6" style:family="paragraph" style:parent-style-name="Standard" style:list-style-name="L5">
      <style:text-properties officeooo:rsid="000cc373" officeooo:paragraph-rsid="000cc373"/>
    </style:style>
    <style:style style:name="P7" style:family="paragraph" style:parent-style-name="Standard">
      <style:text-properties officeooo:rsid="000dc9bb" officeooo:paragraph-rsid="000dc9bb"/>
    </style:style>
    <style:style style:name="P8" style:family="paragraph" style:parent-style-name="Standard">
      <style:text-properties officeooo:rsid="000ebdf9" officeooo:paragraph-rsid="000ebdf9"/>
    </style:style>
    <style:style style:name="P9" style:family="paragraph" style:parent-style-name="Standard">
      <style:text-properties officeooo:rsid="000fc981" officeooo:paragraph-rsid="000fc981"/>
    </style:style>
    <style:style style:name="P10" style:family="paragraph" style:parent-style-name="Standard" style:list-style-name="L6">
      <style:text-properties officeooo:rsid="000fc981" officeooo:paragraph-rsid="000fc981"/>
    </style:style>
    <style:style style:name="P11" style:family="paragraph" style:parent-style-name="Standard" style:list-style-name="L7">
      <style:text-properties officeooo:rsid="000fc981" officeooo:paragraph-rsid="000fc981"/>
    </style:style>
    <style:style style:name="P12" style:family="paragraph" style:parent-style-name="Standard">
      <style:text-properties officeooo:rsid="0011b90f" officeooo:paragraph-rsid="0011b90f"/>
    </style:style>
    <style:style style:name="P13" style:family="paragraph" style:parent-style-name="Standard" style:list-style-name="L8">
      <style:text-properties officeooo:rsid="0011b90f" officeooo:paragraph-rsid="0011b90f"/>
    </style:style>
    <style:style style:name="P14" style:family="paragraph" style:parent-style-name="Standard">
      <style:text-properties officeooo:rsid="0012542a" officeooo:paragraph-rsid="0012542a"/>
    </style:style>
    <style:style style:name="P15" style:family="paragraph" style:parent-style-name="Standard" style:list-style-name="L9">
      <style:text-properties officeooo:rsid="0012542a" officeooo:paragraph-rsid="0012542a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0cc373" officeooo:paragraph-rsid="000cc373" style:font-size-asian="13pt" style:font-weight-asian="bold" style:font-size-complex="13pt" style:font-weight-complex="bold"/>
    </style:style>
    <style:style style:name="T1" style:family="text">
      <style:text-properties officeooo:rsid="0013dd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odificaciones en el diseño.</text:p>
      <text:p text:style-name="P1"/>
      <text:p text:style-name="P1">1. Cuota de producción mínima:</text:p>
      <text:list xml:id="list9150304594337253180" text:style-name="L1">
        <text:list-item>
          <text:p text:style-name="P2">PK modificada.</text:p>
        </text:list-item>
      </text:list>
      <text:p text:style-name="P1">2. Reactores nucelares:</text:p>
      <text:list xml:id="list222560193740395552" text:style-name="L2">
        <text:list-item>
          <text:p text:style-name="P3">Cambio de 'residuos' a la central.</text:p>
        </text:list-item>
      </text:list>
      <text:p text:style-name="P1">3. Aerogeneradores:</text:p>
      <text:list xml:id="list3688576910142891705" text:style-name="L3">
        <text:list-item>
          <text:p text:style-name="P4">Cambio de la cardinalidad. Supongo cada molino con un código identificador único propio de la central, por eso no paso la <text:s/>PK.</text:p>
        </text:list-item>
      </text:list>
      <text:p text:style-name="P1">4. Previsiones:</text:p>
      <text:list xml:id="list7040441250368088577" text:style-name="L4">
        <text:list-item>
          <text:p text:style-name="P5">Añadido el atributo <text:span text:style-name="T1">'</text:span>hora<text:span text:style-name="T1">'</text:span>.</text:p>
        </text:list-item>
      </text:list>
      <text:p text:style-name="P1">5. Pedidos de Uranio:</text:p>
      <text:list xml:id="list5139558123194668886" text:style-name="L5">
        <text:list-item>
          <text:p text:style-name="P6">Entidad 'envío' nueva.</text:p>
        </text:list-item>
        <text:list-item>
          <text:p text:style-name="P6">Atributos nuevos:</text:p>
          <text:list>
            <text:list-item>
              <text:p text:style-name="P6">Fecha de envío.</text:p>
            </text:list-item>
            <text:list-item>
              <text:p text:style-name="P6">Fecha de pedido.</text:p>
            </text:list-item>
          </text:list>
        </text:list-item>
      </text:list>
      <text:p text:style-name="P7">6. Relación entre 'Envíos de Energía' y 'Estaciones primarias'.</text:p>
      <text:p text:style-name="P7">7. Nueva relación entre 'Estaciones primarias' y 'Redes'.</text:p>
      <text:p text:style-name="P8">8. Cambio de nombre a entidad: 'Porcentajes de participación'.</text:p>
      <text:p text:style-name="P8">9. Cambio de cardinalidad a 'transferencia entre redes'.</text:p>
      <text:p text:style-name="P9">10. Zonas de servicio: Código único.</text:p>
      <text:p text:style-name="P9">11. Aerogeneradores:</text:p>
      <text:list xml:id="list7401889728816107161" text:style-name="L6">
        <text:list-item>
          <text:p text:style-name="P10">Como cada generador soporta una velocidad máxima distinta, no todos se apagan al mismo tiempo.</text:p>
        </text:list-item>
      </text:list>
      <text:p text:style-name="P9">12. Entidades nuevas en aerogeneradores:</text:p>
      <text:list xml:id="list7338923035287167748" text:style-name="L7">
        <text:list-item>
          <text:p text:style-name="P11">Desconexión (especialización).</text:p>
        </text:list-item>
        <text:list-item>
          <text:p text:style-name="P11">Rendimientos del molino: Velocidad del viento / Energía producida.</text:p>
        </text:list-item>
      </text:list>
      <text:p text:style-name="P12">13. Entidad nueva:</text:p>
      <text:list xml:id="list7303431003085177968" text:style-name="L8">
        <text:list-item>
          <text:p text:style-name="P13">Gases emitidos por la central térmica.</text:p>
        </text:list-item>
      </text:list>
      <text:p text:style-name="P14">14. Tablas nuevas:</text:p>
      <text:list xml:id="list4948944072523367314" text:style-name="L9">
        <text:list-item>
          <text:p text:style-name="P15">Previsiones de temperatura.</text:p>
        </text:list-item>
        <text:list-item>
          <text:p text:style-name="P15">Previsiones de demanda.</text:p>
        </text:list-item>
      </text:list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2:18:54.256497816</meta:creation-date>
    <dc:date>2015-12-06T22:33:55.474595944</dc:date>
    <meta:editing-duration>PT14M58S</meta:editing-duration>
    <meta:editing-cycles>8</meta:editing-cycles>
    <meta:generator>LibreOffice/4.4.6.3$Linux_X86_64 LibreOffice_project/40m0$Build-3</meta:generator>
    <meta:document-statistic meta:table-count="0" meta:image-count="0" meta:object-count="0" meta:page-count="1" meta:paragraph-count="29" meta:word-count="170" meta:character-count="1069" meta:non-whitespace-character-count="941"/>
  </office:meta>
</office:document-meta>
</file>